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0.817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row table:style-name="ro1">
          <table:table-cell/>
          <table:table-cell table:style-name="ce1"/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Prioridad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Tempo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Resultado</text:p>
          </table:table-cell>
          <table:covered-table-cell table:style-name="Default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5">00/00/0000</text:date>, <text:time style:data-style-name="N2" text:time-value="21:58:08.6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4T22:09:43.311000000</meta:creation-date>
    <dc:date>2022-11-05T22:39:56.996000000</dc:date>
    <meta:editing-duration>PT1H11M35S</meta:editing-duration>
    <meta:editing-cycles>3</meta:editing-cycles>
    <meta:generator>LibreOffice/7.3.2.2$Windows_X86_64 LibreOffice_project/49f2b1bff42cfccbd8f788c8dc32c1c309559be0</meta:generator>
    <meta:document-statistic meta:table-count="1" meta:cell-count="45" meta:object-count="0"/>
  </office:meta>
</office:document-meta>
</file>